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Pow</text:p>
          </table:table-cell>
          <table:table-cell table:style-name="ce1" office:value-type="string" calcext:value-type="string">
            <text:p>pref</text:p>
          </table:table-cell>
          <table:table-cell table:style-name="ce1" office:value-type="string" calcext:value-type="string">
            <text:p>adaptatif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turn</text:p>
          </table:table-cell>
        </table:table-row>
        <table:table-row table:style-name="ro1">
          <table:table-cell table:style-name="ce1" office:value-type="string" calcext:value-type="string">
            <text:p>Agent 1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ent 2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T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om 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 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0:30:59.908861225</meta:creation-date>
    <dc:date>2017-12-21T10:40:48.602715732</dc:date>
    <meta:editing-duration>PT9M50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